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Grande" svg:font-family="'Lucida Grande', Helvetica, Verdana, Arial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6.635cm"/>
    </style:style>
    <style:style style:name="Tabla3.B" style:family="table-column">
      <style:table-column-properties style:column-width="2.166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4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70c641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6" style:family="paragraph" style:parent-style-name="Table_20_Contents">
      <style:text-properties officeooo:rsid="007fdb34" officeooo:paragraph-rsid="007fdb34"/>
    </style:style>
    <style:style style:name="P57" style:family="paragraph" style:parent-style-name="Table_20_Contents">
      <style:text-properties officeooo:paragraph-rsid="007fdb34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style:text-position="-5% 100%" fo:font-size="9pt" fo:letter-spacing="-0.007cm" fo:font-style="normal" fo:font-weight="normal" officeooo:rsid="007fdb34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fo:letter-spacing="-0.007cm" fo:font-style="normal" officeooo:rsid="007fdb34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font-size="9pt" style:font-size-asian="9pt" style:font-name-complex="Lucida Sans" style:font-size-complex="9pt"/>
    </style:style>
    <style:style style:name="T2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1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2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7fdb3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5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6" style:family="text">
      <style:text-properties fo:color="#221f1f" style:text-position="-5% 100%" fo:font-size="9pt" style:font-size-asian="9pt" style:font-size-complex="9pt"/>
    </style:style>
    <style:style style:name="T4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8" style:family="text">
      <style:text-properties fo:color="#221f1f" fo:letter-spacing="-0.007cm" fo:font-style="normal" officeooo:rsid="0010c812" style:font-style-asian="normal" style:font-style-complex="normal"/>
    </style:style>
    <style:style style:name="T4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0" style:family="text">
      <style:text-properties style:text-position="-6% 100%" fo:font-style="normal" style:font-style-asian="normal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fo:letter-spacing="-0.007cm" fo:font-style="normal" style:font-style-asian="normal" style:font-style-complex="normal"/>
    </style:style>
    <style:style style:name="T53" style:family="text">
      <style:text-properties fo:color="#000000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4e00d8" style:font-style-asian="normal" style:font-style-complex="normal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officeooo:rsid="004a1d82"/>
    </style:style>
    <style:style style:name="T63" style:family="text">
      <style:text-properties fo:font-size="8pt" style:font-size-asian="8pt" style:font-size-complex="8pt"/>
    </style:style>
    <style:style style:name="T64" style:family="text">
      <style:text-properties fo:font-size="8pt" officeooo:rsid="00573e39" style:font-size-asian="8pt" style:font-size-complex="8pt"/>
    </style:style>
    <style:style style:name="T6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6" style:family="text">
      <style:text-properties style:text-underline-style="none"/>
    </style:style>
    <style:style style:name="T67" style:family="text">
      <style:text-properties fo:font-size="11pt" style:text-underline-style="none" style:font-size-asian="11pt" style:font-size-complex="11pt"/>
    </style:style>
    <style:style style:name="T68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9" style:family="text">
      <style:text-properties officeooo:rsid="007f3ed2"/>
    </style:style>
    <style:style style:name="T70" style:family="text">
      <style:text-properties officeooo:rsid="007fdb34"/>
    </style:style>
    <style:style style:name="T71" style:family="text">
      <style:text-properties fo:font-variant="normal" fo:text-transform="none" fo:color="#4c4c4c" style:font-name="Lucida Grande" fo:font-size="11.25pt" fo:letter-spacing="normal" fo:font-style="normal" fo:font-weight="normal"/>
    </style:style>
    <style:style style:name="T72" style:family="text">
      <style:text-properties fo:font-variant="normal" fo:text-transform="none" fo:color="#4c4c4c" style:font-name="Lucida Grande" fo:font-size="11.25pt" fo:letter-spacing="normal" fo:font-style="normal" fo:font-weight="normal" officeooo:rsid="007fdb34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2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3"><text:text-input text:description="&lt;line.product_id.display_name&gt;">123456789012345678901234567890123045</text:text-input><text:span text:style-name="T68"><text:text-input text:description="&lt;if test=&quot;print_serial_number and line.lot_id&quot;&gt;">if</text:text-input></text:span><text:span text:style-name="T68"><text:s/>- </text:span><text:span text:style-name="T60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8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Grande" svg:font-family="'Lucida Grande', Helvetica, Verdana, Arial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1.307cm"/>
    </style:style>
    <style:style style:name="Tabla2.B" style:family="table-column">
      <style:table-column-properties style:column-width="5.341cm"/>
    </style:style>
    <style:style style:name="Tabla2.C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Table_20_Contents">
      <style:text-properties officeooo:rsid="007fdb34" officeooo:paragraph-rsid="007fdb34"/>
    </style:style>
    <style:style style:name="MP18" style:family="paragraph" style:parent-style-name="Table_20_Contents">
      <style:text-properties officeooo:paragraph-rsid="007fdb34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4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5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8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Standard">
      <style:text-properties fo:font-size="2pt" style:font-size-asian="2pt" style:font-size-complex="2pt"/>
    </style:style>
    <style:style style:name="MP43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1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2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7f3ed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tyle="normal" style:font-style-asian="normal" style:font-style-complex="normal"/>
    </style:style>
    <style:style style:name="MT12" style:family="text">
      <style:text-properties fo:font-variant="normal" fo:text-transform="none" fo:color="#4c4c4c" style:font-name="Lucida Grande" fo:font-size="11.25pt" fo:letter-spacing="normal" fo:font-style="normal" fo:font-weight="normal" officeooo:rsid="007fdb34"/>
    </style:style>
    <style:style style:name="MT13" style:family="text">
      <style:text-properties fo:font-variant="normal" fo:text-transform="none" fo:color="#4c4c4c" style:font-name="Lucida Grande" fo:font-size="11.25pt" fo:letter-spacing="normal" fo:font-style="normal" fo:font-weight="normal"/>
    </style:style>
    <style:style style:name="MT14" style:family="text">
      <style:text-properties fo:color="#000000" fo:letter-spacing="0.004cm" fo:font-style="normal" style:font-style-asian="normal" style:font-style-complex="normal"/>
    </style:style>
    <style:style style:name="MT15" style:family="text">
      <style:text-properties fo:color="#000000" fo:letter-spacing="-0.007cm" fo:font-style="normal" officeooo:rsid="00105b3d" style:font-style-asian="normal" style:font-style-complex="normal"/>
    </style:style>
    <style:style style:name="MT16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7" style:family="text">
      <style:text-properties fo:color="#000000" fo:letter-spacing="-0.007cm" fo:font-style="normal" style:font-style-asian="normal" style:font-style-complex="normal"/>
    </style:style>
    <style:style style:name="MT18" style:family="text">
      <style:text-properties fo:color="#221f1f" style:font-name="Lucida Sans" fo:font-size="9pt" fo:letter-spacing="-0.007cm" fo:font-style="normal" officeooo:rsid="007fdb34" style:font-size-asian="9pt" style:font-style-asian="normal" style:font-name-complex="Lucida Sans" style:font-size-complex="9pt" style:font-style-complex="normal"/>
    </style:style>
    <style:style style:name="MT19" style:family="text">
      <style:text-properties fo:color="#221f1f" style:font-name="Lucida Sans" fo:font-size="9pt" style:font-size-asian="9pt" style:font-name-complex="Lucida Sans" style:font-size-complex="9pt"/>
    </style:style>
    <style:style style:name="MT2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style:font-size-asian="9pt" style:font-size-complex="9pt"/>
    </style:style>
    <style:style style:name="MT2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style:text-position="-5% 100%" fo:font-size="9pt" fo:letter-spacing="-0.007cm" fo:font-style="normal" fo:font-weight="normal" officeooo:rsid="007fdb34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text-position="-5% 100%" style:font-name="Lucida Sans" fo:font-size="8pt" fo:letter-spacing="-0.007cm" fo:font-style="normal" fo:font-weight="normal" officeooo:rsid="007fdb3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officeooo:rsid="004a1d82"/>
    </style:style>
    <style:style style:name="MT59" style:family="text">
      <style:text-properties fo:font-size="8pt" style:font-size-asian="8pt" style:font-size-complex="8pt"/>
    </style:style>
    <style:style style:name="MT60" style:family="text">
      <style:text-properties fo:font-size="8pt" officeooo:rsid="00573e39" style:font-size-asian="8pt" style:font-size-complex="8pt"/>
    </style:style>
    <style:style style:name="MT61" style:family="text">
      <style:text-properties fo:color="#221f1f" fo:letter-spacing="-0.007cm" fo:font-style="normal" officeooo:rsid="0010c812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4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5" style:family="text">
      <style:text-properties style:text-underline-style="none"/>
    </style:style>
    <style:style style:name="MT66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span text:style-name="MT2"><text:text-input text:description="&lt;picking_title&gt;">Pico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<text:span text:style-name="MT3">Nº: </text:span><text:span text:style-name="MT4"><text:text-input text:description="&lt;if test=&quot;o._context.get('stock_report_type',False)=='voucher'&quot;&gt;">if</text:text-input></text:span><text:span text:style-name="MT3"><text:text-input text:description="&lt;o.vouchers&gt;">000</text:text-input></text:span><text:span text:style-name="MT3"><text:text-input text:description="&lt;/if&gt;">/if</text:text-input></text:span><text:span text:style-name="MT4"><text:text-input text:description="&lt;if test=&quot;o._context.get('stock_report_type',False)!='voucher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<text:s/>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<text:s/>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<text:s/>- </text:span><text:span text:style-name="MT10"><text:placeholder text:placeholder-type="text">&lt;company.partner_id.state_id.name&gt;</text:placeholder></text:span><text:span text:style-name="MT10"><text:s/>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0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MP17">Tipo de Operación:</text:p>
              <text:p text:style-name="MP18"><text:span text:style-name="MT12">&lt;</text:span><text:span text:style-name="MT13">picking_type_id</text:span><text:span text:style-name="MT12">&gt;</text:span></text:p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9"><text:span text:style-name="MT14"><text:text-input text:description="&lt;if test=&quot;print_header&quot;&gt;">IF2</text:text-input></text:span><text:span text:style-name="MT15">CUIT</text:span>: <text:text-input text:description="&lt;company.partner_id.commercial_partner_id.cuit&gt;">20-31393297-9</text:text-input><text:span text:style-name="MT14"><text:text-input text:description="&lt;/if&gt;">&lt;/if&gt;</text:text-input></text:span></text:p>
              <text:p text:style-name="MP20"><text:span text:style-name="MT14"><text:text-input text:description="&lt;if test=&quot;print_header&quot;&gt;">IF2</text:text-input></text:span><text:span text:style-name="MT15">Ing. Brutos</text:span>: <text:text-input text:description="&lt;company.partner_id.gross_income_number&gt;">EXENTO</text:text-input><text:span text:style-name="MT14"><text:text-input text:description="&lt;/if&gt;">&lt;/if&gt;</text:text-input></text:span></text:p>
              <text:p text:style-name="MP21"><text:span text:style-name="MT14"><text:text-input text:description="&lt;if test=&quot;print_header&quot;&gt;">IF2</text:text-input></text:span><text:span text:style-name="MT16">Inicio de actividades</text:span><text:span text:style-name="MT17">: </text:span><text:span text:style-name="MT17"><text:text-input text:description="&lt;if test=&quot;company.partner_id.start_date&quot;&gt;">If</text:text-input></text:span><text:span text:style-name="MT17"><text:text-input text:description="&lt;formatLang(company.partner_id.start_date,date='true')&gt;">DD/MM/YYYY</text:text-input></text:span><text:span text:style-name="MT17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2"><text:s/></text:p>
              <text:p text:style-name="MP23"><text:span text:style-name="MT18">Socio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4"/>
              <text:p text:style-name="MP25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  <text:p text:style-name="MP25"><text:span text:style-name="MT24"/></text:p>
            </table:table-cell>
            <table:table-cell table:style-name="Tabla7.A1" table:number-rows-spanned="2" office:value-type="string">
              <text:p text:style-name="MP26"/>
              <text:p text:style-name="MP27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8"/>
              <text:p text:style-name="MP27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9"/>
              <text:p text:style-name="MP30"><text:span text:style-name="MT26"><text:placeholder text:placeholder-type="text">&lt;if test="o.partner_id.parent_id"&gt;</text:placeholder></text:span><text:span text:style-name="MT27">Enviar a</text:span><text:span text:style-name="MT21">: </text:span><text:span text:style-name="MT21"><text:placeholder text:placeholder-type="text">&lt;o.partner_id.name&gt;</text:placeholder></text:span><text:span text:style-name="MT21"><text:s/>- </text:span><text:span text:style-name="MT28"><text:placeholder text:placeholder-type="text">&lt;partner_address(o.partner_id)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1"><text:span text:style-name="MT29">Cond IVA</text:span><text:span text:style-name="MT19">:</text:span><text:span text:style-name="MT20"> </text:span><text:span text:style-name="MT21"><text:placeholder text:placeholder-type="text">&lt;o.partner_id.commercial_partner_id.afip_responsability_type_id.name&gt;</text:placeholder></text:span></text:p>
              <text:p text:style-name="MP32"><text:span text:style-name="MT30"><text:text-input text:description="&lt;o.partner_id.commercial_partner_id.main_id_category_id.code&gt;">CUIT</text:text-input></text:span><text:span text:style-name="MT30"><text:s/>/ </text:span><text:span text:style-name="MT31">DNI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3"><text:span text:style-name="MT34">Transporte</text:span><text:span text:style-name="MT35">:</text:span><text:span text:style-name="MT36"> </text:span><text:span text:style-name="MT37"><text:text-input text:description="&lt;o.carrier_id.name&gt;">El más rapido SRL</text:text-input></text:span></text:p>
              <text:p text:style-name="MP33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4"><text:span text:style-name="MT42">CUIT</text:span><text:span text:style-name="MT43">:</text:span><text:span text:style-name="MT44"> </text:span><text:span text:style-name="MT45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5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<text:s/>kgs.</text:span></text:p>
              <text:p text:style-name="MP35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6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7"><text:span text:style-name="MT52"><text:text-input text:description="&lt;if test=&quot;print_commercial&quot;&gt;">IF2</text:text-input></text:span><text:span text:style-name="MT52">esponsable</text:span><text:span text:style-name="MT47">:</text:span><text:span text:style-name="MT48"> </text:span><text:span text:style-name="MT53"><text:text-input text:description="&lt;/if&gt;">&lt;/if&gt;</text:text-input></text:span></text:p>
              <text:p text:style-name="MP38"><text:span text:style-name="MT54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9">Descripción<text:text-input text:description="&lt;if test=&quot;print_serial_number&quot;&gt;">if</text:text-input> - Lo<text:span text:style-name="MT58">t</text:span>e / <text:span text:style-name="MT58">Serie</text:span><text:text-input text:description="&lt;/if&gt;">e</text:text-input> <text:span text:style-name="MT59"><text:text-input text:description="&lt;if test=&quot;print_lot_life_date&quot;&gt;">if</text:text-input></text:span><text:span text:style-name="MT60">(Venc.)</text:span><text:span text:style-name="MT59"><text:text-input text:description="&lt;/if&gt;">end</text:text-input></text:span></text:p>
            </table:table-cell>
            <table:table-cell table:style-name="Tabla2.B1" office:value-type="string">
              <text:p text:style-name="MP40"/>
            </table:table-cell>
            <table:table-cell table:style-name="Tabla2.C1" office:value-type="string">
              <text:p text:style-name="MP41">Cantidad</text:p>
            </table:table-cell>
          </table:table-row>
        </table:table>
        <text:p text:style-name="MP42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3"/>
            </table:table-cell>
            <table:table-cell table:style-name="Tabla6.A1" office:value-type="string">
              <text:p text:style-name="MP44"/>
            </table:table-cell>
            <table:table-cell table:style-name="Tabla6.A1" office:value-type="string">
              <text:p text:style-name="MP44"/>
            </table:table-cell>
            <table:table-cell table:style-name="Tabla6.A1" office:value-type="string">
              <text:p text:style-name="MP44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5"><text:span text:style-name="MT61">OBSERVACIONES</text:span>: <text:span text:style-name="MT62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6"><text:span text:style-name="MT61">Recibí Conforme</text:span>:</text:p>
              <text:p text:style-name="MP47"><text:span text:style-name="MT61">Fecha</text:span>: <text:s/><text:span text:style-name="MT63"><text:s text:c="5"/>/ <text:s text:c="5"/>/ <text:s text:c="5"/></text:span></text:p>
              <text:p text:style-name="MP47"><text:span text:style-name="MT64">Hora</text:span><text:span text:style-name="MT65">:</text:span><text:span text:style-name="MT66"> <text:s text:c="2"/></text:span><text:span text:style-name="MT63"><text:s text:c="10"/>: <text:s text:c="9"/></text:span></text:p>
            </table:table-cell>
            <table:table-cell table:style-name="Tabla6.B3" office:value-type="string">
              <text:p text:style-name="MP48"><text:s text:c="30"/></text:p>
              <text:p text:style-name="MP49">DNI</text:p>
            </table:table-cell>
            <table:table-cell table:style-name="Tabla6.B3" office:value-type="string">
              <text:p text:style-name="MP48"><text:s text:c="32"/></text:p>
              <text:p text:style-name="MP49">FIRMA</text:p>
            </table:table-cell>
            <table:table-cell table:style-name="Tabla6.B3" office:value-type="string">
              <text:p text:style-name="MP50"><text:s text:c="32"/></text:p>
              <text:p text:style-name="MP48"><text:s text:c="32"/></text:p>
              <text:p text:style-name="MP51">ACLARACIÓN</text:p>
            </table:table-cell>
          </table:table-row>
        </table:table>
        <text:p text:style-name="MP52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2-06-18T09:03:44.94</meta:creation-date>
    <dc:date>2020-04-21T08:47:42.950000000</dc:date>
    <meta:editing-duration>P2DT17H32M36S</meta:editing-duration>
    <meta:editing-cycles>374</meta:editing-cycles>
    <meta:generator>LibreOffice/6.4.3.2$Windows_X86_64 LibreOffice_project/747b5d0ebf89f41c860ec2a39efd7cb15b54f2d8</meta:generator>
    <meta:document-statistic meta:table-count="6" meta:image-count="0" meta:object-count="0" meta:page-count="1" meta:paragraph-count="56" meta:word-count="271" meta:character-count="1739" meta:non-whitespace-character-count="1499"/>
  </office:meta>
</office:document-meta>
</file>